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16pt" officeooo:rsid="001d7c3f" officeooo:paragraph-rsid="001d7c3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18pt" officeooo:rsid="001d7c3f" officeooo:paragraph-rsid="001d7c3f" style:font-size-asian="15.75pt" style:font-size-complex="18pt"/>
    </style:style>
    <style:style style:name="P3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d7c3f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Ubuntu Mono" fo:font-size="14pt" officeooo:paragraph-rsid="001e8531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font-name="Ubuntu Mono" fo:font-size="16pt" fo:font-weight="normal" officeooo:rsid="001e8531" officeooo:paragraph-rsid="001e853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e8531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e8531" officeooo:paragraph-rsid="001f2f6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Ubuntu Mono" fo:font-size="18pt" fo:font-weight="normal" officeooo:rsid="001f2f6f" officeooo:paragraph-rsid="001f2f6f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paragraph-rsid="001d7c3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f2f6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2f6f" officeooo:paragraph-rsid="001f2f6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2f6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1f9dd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1f9dd7" officeooo:paragraph-rsid="00210cf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10cf8" officeooo:paragraph-rsid="00210cf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492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4927" officeooo:paragraph-rsid="0022f27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2f273" officeooo:paragraph-rsid="0022f27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3f6b5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3f6b5" officeooo:paragraph-rsid="00266de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66de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66de9" officeooo:paragraph-rsid="00286317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86317" officeooo:paragraph-rsid="0028631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3c10" officeooo:paragraph-rsid="00293c10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3c10" officeooo:paragraph-rsid="0029949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99497" officeooo:paragraph-rsid="0029949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b4745" officeooo:paragraph-rsid="002b4745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b4745" officeooo:paragraph-rsid="002c1024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c1024" officeooo:paragraph-rsid="002c1024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c1024" officeooo:paragraph-rsid="002cf10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cf101" officeooo:paragraph-rsid="002cf101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d7c3f" officeooo:paragraph-rsid="001d7c3f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officeooo:rsid="001e8531" officeooo:paragraph-rsid="001e8531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4pt" fo:letter-spacing="normal" fo:font-style="normal" fo:font-weight="normal" style:font-size-asian="14pt" style:font-size-complex="14pt"/>
    </style:style>
    <style:style style:name="P37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style:font-size-asian="14pt" style:font-weight-asian="normal" style:font-size-complex="16pt" style:font-weight-complex="normal"/>
    </style:style>
    <style:style style:name="P38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d7c3f" officeooo:paragraph-rsid="001d7c3f" style:font-size-asian="14pt" style:font-weight-asian="normal" style:font-size-complex="16pt" style:font-weight-complex="normal"/>
    </style:style>
    <style:style style:name="P39" style:family="paragraph" style:parent-style-name="Text_20_body">
      <style:paragraph-properties fo:margin-top="0cm" fo:margin-bottom="0.053cm" loext:contextual-spacing="false" fo:line-height="115%" fo:text-align="justify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40" style:family="paragraph" style:parent-style-name="Text_20_body">
      <style:paragraph-properties fo:margin-top="0cm" fo:margin-bottom="0.053cm" loext:contextual-spacing="false" fo:line-height="115%" fo:text-align="start" style:justify-single-word="false" fo:orphans="2" fo:widows="2"/>
      <style:text-properties fo:font-variant="normal" fo:text-transform="none" fo:color="#000000" style:font-name="Ubuntu Mono" fo:font-size="16pt" fo:letter-spacing="normal" fo:font-style="normal" fo:font-weight="normal" officeooo:rsid="001e8531" officeooo:paragraph-rsid="001e8531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d6a8c" officeooo:paragraph-rsid="002d6a8c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d6a8c" officeooo:paragraph-rsid="002dff91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Ubuntu Mono" fo:font-size="14pt" fo:letter-spacing="normal" fo:font-style="normal" fo:font-weight="normal" officeooo:rsid="002fc211" officeooo:paragraph-rsid="002fc211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 fo:text-align="start" style:justify-single-word="false"/>
      <style:text-properties officeooo:paragraph-rsid="002fc211"/>
    </style:style>
    <style:style style:name="P45" style:family="paragraph" style:parent-style-name="Standard">
      <style:paragraph-properties fo:line-height="115%" fo:text-align="start" style:justify-single-word="false"/>
      <style:text-properties officeooo:rsid="0030b39a" officeooo:paragraph-rsid="0030b39a"/>
    </style:style>
    <style:style style:name="T1" style:family="text">
      <style:text-properties officeooo:rsid="001d7c3f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 officeooo:rsid="001e8531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1f2f6f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210cf8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285706" style:font-weight-asian="normal" style:font-weight-complex="normal"/>
    </style:style>
    <style:style style:name="T7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Ubuntu Mono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Ubuntu Mono" fo:font-size="14pt" fo:letter-spacing="normal" fo:font-style="normal" fo:font-weight="normal" officeooo:rsid="002fc211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Ubuntu Mono" fo:font-size="14pt" fo:letter-spacing="normal" fo:font-style="normal" fo:font-weight="normal" officeooo:rsid="0030b39a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fo:font-size="14pt" fo:letter-spacing="normal" fo:font-style="normal" officeooo:rsid="001f2f6f" style:font-size-asian="14pt" style:font-size-complex="14pt"/>
    </style:style>
    <style:style style:name="T13" style:family="text">
      <style:text-properties fo:font-variant="normal" fo:text-transform="none" fo:font-size="14pt" fo:letter-spacing="normal" fo:font-style="normal" officeooo:rsid="001e8531" style:font-size-asian="14pt" style:font-size-complex="14pt"/>
    </style:style>
    <style:style style:name="T14" style:family="text">
      <style:text-properties fo:font-variant="normal" fo:text-transform="none" fo:font-size="14pt" fo:letter-spacing="normal" fo:font-style="normal" officeooo:rsid="001f9dd7" style:font-size-asian="14pt" style:font-size-complex="14pt"/>
    </style:style>
    <style:style style:name="T15" style:family="text">
      <style:text-properties fo:font-variant="normal" fo:text-transform="none" fo:color="#00a933" fo:letter-spacing="normal" fo:font-style="normal" fo:font-weight="normal" officeooo:rsid="001f2f6f" style:font-weight-asian="normal" style:font-weight-complex="normal"/>
    </style:style>
    <style:style style:name="T16" style:family="text">
      <style:text-properties fo:font-variant="normal" fo:text-transform="none" fo:color="#00a933" fo:letter-spacing="normal" fo:font-style="normal" fo:font-weight="normal" officeooo:rsid="00210cf8" style:font-weight-asian="normal" style:font-weight-complex="normal"/>
    </style:style>
    <style:style style:name="T17" style:family="text">
      <style:text-properties fo:font-variant="normal" fo:text-transform="none" fo:color="#00a933" fo:letter-spacing="normal" fo:font-style="normal" fo:font-weight="normal" officeooo:rsid="00285706" style:font-weight-asian="normal" style:font-weight-complex="normal"/>
    </style:style>
    <style:style style:name="T18" style:family="text">
      <style:text-properties officeooo:rsid="001e8531"/>
    </style:style>
    <style:style style:name="T19" style:family="text">
      <style:text-properties officeooo:rsid="00210cf8"/>
    </style:style>
    <style:style style:name="T20" style:family="text">
      <style:text-properties fo:color="#00a933" officeooo:rsid="00224927"/>
    </style:style>
    <style:style style:name="T21" style:family="text">
      <style:text-properties fo:color="#00a933" officeooo:rsid="0025884b"/>
    </style:style>
    <style:style style:name="T22" style:family="text">
      <style:text-properties fo:color="#00a933" officeooo:rsid="00293c10"/>
    </style:style>
    <style:style style:name="T23" style:family="text">
      <style:text-properties fo:color="#00a933" officeooo:rsid="002bbd07"/>
    </style:style>
    <style:style style:name="T24" style:family="text">
      <style:text-properties fo:color="#00a933" officeooo:rsid="002c1024"/>
    </style:style>
    <style:style style:name="T25" style:family="text">
      <style:text-properties fo:color="#00a933" officeooo:rsid="002dafe7"/>
    </style:style>
    <style:style style:name="T26" style:family="text">
      <style:text-properties fo:color="#00a933" officeooo:rsid="00322f15"/>
    </style:style>
    <style:style style:name="T27" style:family="text">
      <style:text-properties officeooo:rsid="00224927"/>
    </style:style>
    <style:style style:name="T28" style:family="text">
      <style:text-properties officeooo:rsid="0022f273"/>
    </style:style>
    <style:style style:name="T29" style:family="text">
      <style:text-properties officeooo:rsid="0023f6b5"/>
    </style:style>
    <style:style style:name="T30" style:family="text">
      <style:text-properties officeooo:rsid="0025884b"/>
    </style:style>
    <style:style style:name="T31" style:family="text">
      <style:text-properties officeooo:rsid="00266de9"/>
    </style:style>
    <style:style style:name="T32" style:family="text">
      <style:text-properties officeooo:rsid="00285706"/>
    </style:style>
    <style:style style:name="T33" style:family="text">
      <style:text-properties officeooo:rsid="00286317"/>
    </style:style>
    <style:style style:name="T34" style:family="text">
      <style:text-properties officeooo:rsid="00293c10"/>
    </style:style>
    <style:style style:name="T35" style:family="text">
      <style:text-properties officeooo:rsid="00299497"/>
    </style:style>
    <style:style style:name="T36" style:family="text">
      <style:text-properties officeooo:rsid="002bbd07"/>
    </style:style>
    <style:style style:name="T37" style:family="text">
      <style:text-properties officeooo:rsid="002c1024"/>
    </style:style>
    <style:style style:name="T38" style:family="text">
      <style:text-properties officeooo:rsid="002cf101"/>
    </style:style>
    <style:style style:name="T39" style:family="text">
      <style:text-properties officeooo:rsid="002dafe7"/>
    </style:style>
    <style:style style:name="T40" style:family="text">
      <style:text-properties officeooo:rsid="002dff91"/>
    </style:style>
    <style:style style:name="T41" style:family="text">
      <style:text-properties officeooo:rsid="002fc211"/>
    </style:style>
    <style:style style:name="T42" style:family="text">
      <style:text-properties officeooo:rsid="0030b39a"/>
    </style:style>
    <style:style style:name="T43" style:family="text">
      <style:text-properties officeooo:rsid="00322f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íveis de Inglês e seus Conteúdos</text:p>
      <text:p text:style-name="P2"/>
      <text:p text:style-name="P2"/>
      <text:p text:style-name="P1">A1 – Iniciante</text:p>
      <text:p text:style-name="P1"/>
      <text:p text:style-name="P4"><text:span text:style-name="T1">- </text:span><text:span text:style-name="T2">Adjetivos Comuns →</text:span><text:span text:style-name="T4"> </text:span><text:span text:style-name="T15">Check</text:span></text:p>
      <text:p text:style-name="P4"><text:span text:style-name="T2">- </text:span><text:span text:style-name="T3">Adjetivos</text:span><text:span text:style-name="T2"> Demonstrativos →</text:span><text:span text:style-name="T5"> </text:span><text:span text:style-name="T16">Check</text:span></text:p>
      <text:p text:style-name="P10">- Advérbios de Frequência →<text:span text:style-name="T27"> </text:span><text:span text:style-name="T20">Check</text:span></text:p>
      <text:p text:style-name="P10">- Comparativo e Superlativo →<text:span text:style-name="T30"> </text:span><text:span text:style-name="T21">Check</text:span></text:p>
      <text:p text:style-name="P3"><text:span text:style-name="T7">- ‘</text:span><text:span text:style-name="T2">To be going to’ – frases básicas →</text:span><text:span text:style-name="T6"> </text:span><text:span text:style-name="T17">Check</text:span></text:p>
      <text:p text:style-name="P10">- Quantificadores: ‘How much’, ‘how many’ e ‘very’ →<text:span text:style-name="T34"> </text:span><text:span text:style-name="T22">Check</text:span></text:p>
      <text:p text:style-name="P10">- Substantivos Incontáveis mais Comuns →<text:span text:style-name="T36"> </text:span><text:span text:style-name="T23">Check</text:span></text:p>
      <text:p text:style-name="P10">- Pedidos: ‘I’d like’ →<text:span text:style-name="T37"> </text:span><text:span text:style-name="T24">Check</text:span></text:p>
      <text:p text:style-name="P10">- Imperativos: Positivos e Negativos →<text:span text:style-name="T39"> </text:span><text:span text:style-name="T25">Check</text:span></text:p>
      <text:p text:style-name="P10">- Intensificadores – Básico</text:p>
      <text:p text:style-name="P10">- Modais Básicos: ‘can’, ‘can’t’, ‘could’, ‘couldn’t’ →<text:span text:style-name="T43"> </text:span><text:span text:style-name="T26">Check</text:span></text:p>
      <text:p text:style-name="P10">- Passado Simples do Verbo “to be”</text:p>
      <text:p text:style-name="P10">- Passado Simples- Adjetivos Possessivos</text:p>
      <text:p text:style-name="P33">- Possessivos</text:p>
      <text:p text:style-name="P33">- Preposições mais Comuns</text:p>
      <text:p text:style-name="P33">- Preposições de Lugar, incluindo in/on/at</text:p>
      <text:p text:style-name="P33">- Preposições de Tempo, incluindo in/on/at (simples)</text:p>
      <text:p text:style-name="P33">- Presente Contínuo</text:p>
      <text:p text:style-name="P33">- Presente Simples</text:p>
      <text:p text:style-name="P33">- Pronomes Pessoais</text:p>
      <text:p text:style-name="P33">- Perguntas</text:p>
      <text:p text:style-name="P33">- There is/are</text:p>
      <text:p text:style-name="P33">- Verbo to be, incluindo frases interrogativas e negativas</text:p>
      <text:p text:style-name="P33">- Verbo + Gerúndio ‘ing’: like/hate/love<text:tab/></text:p>
      <text:p text:style-name="P33"/>
      <text:p text:style-name="P38">A2 – Básico</text:p>
      <text:p text:style-name="P38"/>
      <text:p text:style-name="P34">- Adjetivos – na forma comparativa utilizando ‘than’ e artigos - definidos</text:p>
      <text:p text:style-name="P36">- Adjetivos – na forma superlativa utilizando artigos definidos</text:p>
      <text:p text:style-name="P36">- Frases Adverbiais de Tempo, Lugar e Frequência</text:p>
      <text:p text:style-name="P36">- Advérbios de Frequência</text:p>
      <text:p text:style-name="P36">- Artigos – com substantivos contáveis e incontáveis</text:p>
      <text:p text:style-name="P36">- Contáveis e Incontáveis: ’much’ e ‘many’</text:p>
      <text:p text:style-name="P36">- Tempo Futuro: ‘will’ e ‘going to’</text:p>
      <text:p text:style-name="P36">- Gerúndios</text:p>
      <text:p text:style-name="P36">- Imperativos</text:p>
      <text:p text:style-name="P36"><text:soft-page-break/>- Modais – ‘can’ e ‘could’</text:p>
      <text:p text:style-name="P36">- Modais – ‘have to’</text:p>
      <text:p text:style-name="P36">- Modais – ‘should’</text:p>
      <text:p text:style-name="P36">- Passado Contínuo</text:p>
      <text:p text:style-name="P36">- Passado Simples</text:p>
      <text:p text:style-name="P36">- Phrasal Verbs mais Comuns</text:p>
      <text:p text:style-name="P36">- Possessivos – uso de ‘s, s’</text:p>
      <text:p text:style-name="P36">- Frases Preposicionais – lugar, tempo e movimento</text:p>
      <text:p text:style-name="P36">- Preposições de Tempo: on/in/at</text:p>
      <text:p text:style-name="P36">- Presente Contínuo</text:p>
      <text:p text:style-name="P36">- Presente Contínuo para falar de Futuro</text:p>
      <text:p text:style-name="P36">- Presente Perfeito</text:p>
      <text:p text:style-name="P36">- Frases Interrogativas</text:p>
      <text:p text:style-name="P36">- Verbo + Gerúndio -ing / Infinitivo: ‘like’, ’want’ – ‘would like’</text:p>
      <text:p text:style-name="P36">- Wh-questions no Passado</text:p>
      <text:p text:style-name="P36">- Condicional Zero</text:p>
      <text:p text:style-name="P36">- Primeira Condicional</text:p>
      <text:p text:style-name="P38"/>
      <text:p text:style-name="P39">B1 – Intermediário</text:p>
      <text:p text:style-name="P39"/>
      <text:p text:style-name="P35">- Advérbios</text:p>
      <text:p text:style-name="P36">- Gama maior de Intensificadores – ‘too’, ‘enough’ e outros</text:p>
      <text:p text:style-name="P36">- Comparativos e Superlativos – completo</text:p>
      <text:p text:style-name="P36">- Tag Questions Complexas</text:p>
      <text:p text:style-name="P36">- Segunda Condicional</text:p>
      <text:p text:style-name="P36">- Terceira Condicional</text:p>
      <text:p text:style-name="P36">- Conectivos – expressões e palavras de causa e efeito, contraste -etc.</text:p>
      <text:p text:style-name="P36">- Futuro Contínuo</text:p>
      <text:p text:style-name="P36">- Modais – ‘must’, ‘can’t’ dedução</text:p>
      <text:p text:style-name="P36">- Modais – ‘might’, ‘may’, ‘will’, ‘probably’</text:p>
      <text:p text:style-name="P36">- Modais – ‘should have’, ‘might have’, etc.</text:p>
      <text:p text:style-name="P36">- Modais: ‘must’, ‘have to’</text:p>
      <text:p text:style-name="P36"><text:span text:style-name="T18">- </text:span>Passado Contínuo</text:p>
      <text:p text:style-name="P36">- Passado Perfeito</text:p>
      <text:p text:style-name="P36">- Passado Simples</text:p>
      <text:p text:style-name="P36">- Termos no Tempo Passado</text:p>
      <text:p text:style-name="P36">- Phrasal Verbs, extendido</text:p>
      <text:p text:style-name="P36">- Presente Perfeito Contínuo</text:p>
      <text:p text:style-name="P36">- Presente Perfeito / Passado Simples – diferenças</text:p>
      <text:p text:style-name="P36"><text:soft-page-break/>- Reported Speech ou Discurso Reportado (em uma ampla gama de tempos verbais)</text:p>
      <text:p text:style-name="P36">- Voz Passiva Simples</text:p>
      <text:p text:style-name="P36">- Wh- Questions no Passado</text:p>
      <text:p text:style-name="P36">- Previsões – ‘will’ e ‘going to’ (simples)</text:p>
      <text:p text:style-name="P35"/>
      <text:p text:style-name="P37"/>
      <text:p text:style-name="P39">B2 – Pós-intermediário</text:p>
      <text:p text:style-name="P39"/>
      <text:p text:style-name="P35">- Adjetivos e Advérbios</text:p>
      <text:p text:style-name="P36">- Futuro Contínuo</text:p>
      <text:p text:style-name="P36">- Futuro Perfeito</text:p>
      <text:p text:style-name="P36">- Futuro Perfeito Contínuo</text:p>
      <text:p text:style-name="P36">- Condicionais Mistas</text:p>
      <text:p text:style-name="P36">- Modais – ‘can’t have’, ‘needn’t have’</text:p>
      <text:p text:style-name="P36">- Modais de dedução e especulação</text:p>
      <text:p text:style-name="P36">- Tempos Verbais de Narrativa</text:p>
      <text:p text:style-name="P36">- Voz Passiva</text:p>
      <text:p text:style-name="P36">- Passado Perfeito</text:p>
      <text:p text:style-name="P36">- Passado Perfeito Contínuo</text:p>
      <text:p text:style-name="P36">- Phrasal Verbs, extendido</text:p>
      <text:p text:style-name="P36">- Relative Clauses</text:p>
      <text:p text:style-name="P36">- Reported Speech ou Discurso Reportado</text:p>
      <text:p text:style-name="P36">- Previsões – ‘will’ e ‘going to’</text:p>
      <text:p text:style-name="P36">- Desejos</text:p>
      <text:p text:style-name="P36">- Would para expresser hábitos no Passado</text:p>
      <text:p text:style-name="P35"/>
      <text:p text:style-name="P35"/>
      <text:p text:style-name="P40">C1 – Avançado</text:p>
      <text:p text:style-name="P40"/>
      <text:p text:style-name="P35">- Formas de Futuro (revisão)</text:p>
      <text:p text:style-name="P36">- Inversão com Adverbiais Negativos</text:p>
      <text:p text:style-name="P36">- Condicionais Mistas – nas formas passado, presente e futuro</text:p>
      <text:p text:style-name="P36">- Modais no Passado</text:p>
      <text:p text:style-name="P36">- Tempos Verbais de Narrativa – para experiência, incluindo voz passiva</text:p>
      <text:p text:style-name="P36">- Todas as formas de Voz Passiva</text:p>
      <text:p text:style-name="P36">- Phrasal verbs, especialmente separação</text:p>
      <text:p text:style-name="P36">- Arrependimentos – ‘Wish’/ ‘if only’</text:p>
      <text:p text:style-name="P35"/>
      <text:p text:style-name="P5">C2 – Fluente<text:tab/></text:p>
      <text:p text:style-name="P6"><text:soft-page-break/>Estudo dos Conteúdos</text:p>
      <text:p text:style-name="P6"/>
      <text:p text:style-name="P7"/>
      <text:p text:style-name="P8">- <text:span text:style-name="T11">Adjetivos Comuns</text:span></text:p>
      <text:p text:style-name="P11"/>
      <text:p text:style-name="P8"><text:span text:style-name="T11">→</text:span><text:span text:style-name="T12"> É o que parece, são os adjetivos mais simples e familiares usados, como cores, se algo é bom ou ruim, novo ou velho, etc.</text:span></text:p>
      <text:p text:style-name="P12"/>
      <text:p text:style-name="P12">Ex.: Black, new, good, great, happy, different, little, hard, etc.</text:p>
      <text:p text:style-name="P12"/>
      <text:p text:style-name="P12">Aplicação em frase:</text:p>
      <text:p text:style-name="P12"/>
      <text:p text:style-name="P12">1. It’s my brother’s birthday, he is very happy.</text:p>
      <text:p text:style-name="P12">2. The test is hard.</text:p>
      <text:p text:style-name="P12">3. I want a new PC.</text:p>
      <text:p text:style-name="P12"/>
      <text:p text:style-name="P12"/>
      <text:p text:style-name="P9"><text:span text:style-name="T11">- </text:span><text:span text:style-name="T13">Adjetivos</text:span><text:span text:style-name="T11"> Demonstrativos</text:span></text:p>
      <text:p text:style-name="P12"/>
      <text:p text:style-name="P9"><text:span text:style-name="T11">→ </text:span><text:span text:style-name="T14">É usado para especificar algo ou alguém, em algum lugar no tempo e espaço.</text:span></text:p>
      <text:p text:style-name="P13"/>
      <text:p text:style-name="P14">Adjetivos demonstrativos mais usados: This, that, these and those.</text:p>
      <text:p text:style-name="P14"/>
      <text:p text:style-name="P14">Aplicação em frase:</text:p>
      <text:p text:style-name="P14"/>
      <text:p text:style-name="P14">1. This store is open.</text:p>
      <text:p text:style-name="P14">2. That man with the red shirt.</text:p>
      <text:p text:style-name="P14">3. These women are nice.</text:p>
      <text:p text:style-name="P14">4. Those men are fighting.</text:p>
      <text:p text:style-name="P14"/>
      <text:p text:style-name="P14"/>
      <text:p text:style-name="P15">- Advérbios de Frequência</text:p>
      <text:p text:style-name="P15"/>
      <text:p text:style-name="P15">→<text:span text:style-name="T19"> É usado para expressar com que regularidade algo acontece.</text:span></text:p>
      <text:p text:style-name="P15"/>
      <text:p text:style-name="P16">Ex.: Always, usually, often, sometimes, hardly ever, never, etc.</text:p>
      <text:p text:style-name="P16"/>
      <text:p text:style-name="P16">Obs.: Existem muitos sinônimos a estes advérbios, então basta pesquisar.</text:p>
      <text:p text:style-name="P16"/>
      <text:p text:style-name="P17">Aplicação em frase:</text:p>
      <text:p text:style-name="P17"/>
      <text:p text:style-name="P17">1. I always hated you.</text:p>
      <text:p text:style-name="P17"><text:soft-page-break/>2. I never loved her.</text:p>
      <text:p text:style-name="P17">3. I often sleep in the afternoon.</text:p>
      <text:p text:style-name="P17"/>
      <text:p text:style-name="P17"/>
      <text:p text:style-name="P18">- Comparativo e Superlativo</text:p>
      <text:p text:style-name="P18"/>
      <text:p text:style-name="P18">→<text:span text:style-name="T28"> Superlativo é usado para expressar o grau mais alto e intenso de uma característica ou qualidade, enquanto o Comparativo compara algo ou alguém a outra coisa, como o nome sugere.</text:span></text:p>
      <text:p text:style-name="P18"/>
      <text:p text:style-name="P19">Exemplo Superlativo: Strongest, hardest, biggest</text:p>
      <text:p text:style-name="P19"/>
      <text:p text:style-name="P19">Exemplo Comparativo: Stronger than, harder than, <text:span text:style-name="T29">bigger than</text:span></text:p>
      <text:p text:style-name="P19"/>
      <text:p text:style-name="P20">Aplicação em frase:</text:p>
      <text:p text:style-name="P20"/>
      <text:p text:style-name="P20">1. I’m better than you.</text:p>
      <text:p text:style-name="P20">2. He is the strongest person in the world.</text:p>
      <text:p text:style-name="P20">3. She is nicer than her sister.</text:p>
      <text:p text:style-name="P20">4. I am the tallest man in my family.</text:p>
      <text:p text:style-name="P20"/>
      <text:p text:style-name="P20"/>
      <text:p text:style-name="P21">- ‘To be going to’ – frases básicas</text:p>
      <text:p text:style-name="P21"/>
      <text:p text:style-name="P21">→<text:span text:style-name="T31"> É usado para falar de uma ação que vai acontecer no futuro.</text:span></text:p>
      <text:p text:style-name="P21"/>
      <text:p text:style-name="P22">Aplicação em frase:</text:p>
      <text:p text:style-name="P22"/>
      <text:p text:style-name="P22">1. I’m not going to school tomorrow.</text:p>
      <text:p text:style-name="P22">2. I’m not going to the game next week.</text:p>
      <text:p text:style-name="P22">3. Are you going to <text:span text:style-name="T32">have</text:span> on vacation <text:span text:style-name="T32">in july</text:span>?.</text:p>
      <text:p text:style-name="P22"/>
      <text:p text:style-name="P22"/>
      <text:p text:style-name="P23">- Quantificadores: ‘How much’, ‘how many’ e ‘very’</text:p>
      <text:p text:style-name="P23"/>
      <text:p text:style-name="P23">→<text:span text:style-name="T33"> É usado para dar ideia de quantidade.</text:span></text:p>
      <text:p text:style-name="P23"/>
      <text:p text:style-name="P24">Diferenças:</text:p>
      <text:p text:style-name="P24"/>
      <text:p text:style-name="P24">- How much: Usado para perguntas, para coisas incontáveis e valores. </text:p>
      <text:p text:style-name="P24"/>
      <text:p text:style-name="P24">- How many: Usado para perguntas e para coisas que pode ser contadas.</text:p>
      <text:p text:style-name="P24"/>
      <text:p text:style-name="P24">- Very: <text:span text:style-name="T34">Usado para intensificar algo.</text:span></text:p>
      <text:p text:style-name="P25"><text:soft-page-break/>Aplicações em frase: </text:p>
      <text:p text:style-name="P25"/>
      <text:p text:style-name="P25">1. How many shoes do you have?</text:p>
      <text:p text:style-name="P25">2. How much is this shirt?</text:p>
      <text:p text:style-name="P25">3. How much food do you give your dog?</text:p>
      <text:p text:style-name="P25">4. I’m very happy</text:p>
      <text:p text:style-name="P25"/>
      <text:p text:style-name="P25"/>
      <text:p text:style-name="P26">- Substantivos Incontáveis mais Comuns</text:p>
      <text:p text:style-name="P26"/>
      <text:p text:style-name="P26">→<text:span text:style-name="T35"> Uncoutable nouns são chamados assim, porque eles não podem ser contados e nem usados no plural, também não pode ser usado o “a” ou o “an” antes desses substantivos. </text:span></text:p>
      <text:p text:style-name="P26"/>
      <text:p text:style-name="P27">Ex.: Food, steel, love, pride, work, sleep, life, death, fun, etc.</text:p>
      <text:p text:style-name="P26"/>
      <text:p text:style-name="P27">A forma de expressar quantidade com esses termos é utilizando certas expressões: </text:p>
      <text:p text:style-name="P27"/>
      <text:p text:style-name="P27">~ A piece of</text:p>
      <text:p text:style-name="P27">~ Pieces of</text:p>
      <text:p text:style-name="P27">~ A bit of</text:p>
      <text:p text:style-name="P27">~ A few</text:p>
      <text:p text:style-name="P27">~ Some</text:p>
      <text:p text:style-name="P27"/>
      <text:p text:style-name="P28">Aplicação em frase:</text:p>
      <text:p text:style-name="P28"/>
      <text:p text:style-name="P28">1. He has a lot of homework.</text:p>
      <text:p text:style-name="P28">2. She had a bit of knowledge about the subject.</text:p>
      <text:p text:style-name="P28">3. The factory had a few machinery to be fixed.</text:p>
      <text:p text:style-name="P28"/>
      <text:p text:style-name="P28"/>
      <text:p text:style-name="P29">- <text:s/>I’d like</text:p>
      <text:p text:style-name="P29"/>
      <text:p text:style-name="P29">→<text:span text:style-name="T37"> É usado para fazer perguntas, “eu gostaria…”. I’d like = I would like.</text:span></text:p>
      <text:p text:style-name="P29"/>
      <text:p text:style-name="P30">Aplicação em frase: </text:p>
      <text:p text:style-name="P30"/>
      <text:p text:style-name="P30">1. I would like some coffee, please.</text:p>
      <text:p text:style-name="P30">2. He would like to go to the beach.</text:p>
      <text:p text:style-name="P30">3. I’d like to play basketball.</text:p>
      <text:p text:style-name="P30"/>
      <text:p text:style-name="P30"/>
      <text:p text:style-name="P31"/>
      <text:p text:style-name="P31"><text:soft-page-break/>- Imperativos: Positivos e Negativos</text:p>
      <text:p text:style-name="P31"/>
      <text:p text:style-name="P31">→<text:span text:style-name="T38"> É usado para dar uma ordem, basta escrever o verbo sem o “to”, se for necessário dar mais ênfase coloca-se o “do” no começo da frase, na forma negativa junta-se o “do” mais o “not”, “don’t”.</text:span></text:p>
      <text:p text:style-name="P31"/>
      <text:p text:style-name="P32">Aplicação em frase:</text:p>
      <text:p text:style-name="P32"/>
      <text:p text:style-name="P32">1. Listen me now.</text:p>
      <text:p text:style-name="P32">2. Do go now.</text:p>
      <text:p text:style-name="P32">3. Don’t ask me anything.</text:p>
      <text:p text:style-name="P41">4. Don’t eat this cake.</text:p>
      <text:p text:style-name="P41"/>
      <text:p text:style-name="P41"/>
      <text:p text:style-name="P42">- Modais Básicos: ‘can’, ‘can’t’, ‘could’, ‘couldn’t’</text:p>
      <text:p text:style-name="P42"/>
      <text:p text:style-name="P42">→<text:span text:style-name="T40"> </text:span><text:span text:style-name="T41">São verbo auxiliares usados para modificar o sentido dos verbos principais, não são acompanhados do “to”, não são flexionados, ou seja, é a mesma forma verbal para todas as pessoas, na sua forma negativa acrescenta-se o “not” ao verbo modal e na forma interrogativa ele fica no começo da frase.</text:span></text:p>
      <text:p text:style-name="P42"/>
      <text:p text:style-name="P43">Aplicação em frase:</text:p>
      <text:p text:style-name="P43"/>
      <text:p text:style-name="P43">1. Can i ask you something?</text:p>
      <text:p text:style-name="P43">2. I can’t see anything because the light is in my eyes.</text:p>
      <text:p text:style-name="P44"><text:span text:style-name="T9">3. I could help him, if he </text:span><text:span text:style-name="T10">asked me.</text:span></text:p>
      <text:p text:style-name="P45"><text:span text:style-name="T8">4. He couldn’t help his brother at any time, because the test is individual.</text:span></text:p>
      <text:p text:style-name="P45"><text:span text:style-name="T8">5. Could you give me some water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8:12:53.907065781</meta:creation-date>
    <dc:date>2022-06-10T14:37:17.337662825</dc:date>
    <meta:editing-duration>PT46M30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7" meta:paragraph-count="189" meta:word-count="1221" meta:character-count="7015" meta:non-whitespace-character-count="5944"/>
  </office:meta>
</office:document-meta>
</file>